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Slab" svg:font-family="'Roboto Slab', serif"/>
    <style:font-face style:name="FreeSans1" svg:font-family="FreeSans" style:font-family-generic="swiss"/>
    <style:font-face style:name="OCRA1" svg:font-family="OCRA" style:font-adornments="Fett" style:font-pitch="fixed"/>
    <style:font-face style:name="OCRA" svg:font-family="OCRA" style:font-adornments="Standard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HAN NOM A" svg:font-family="'HAN NOM A'" style:font-family-generic="system" style:font-pitch="variable"/>
  </office:font-face-decls>
  <office:automatic-styles>
    <style:style style:name="P1" style:family="paragraph" style:parent-style-name="Standard">
      <style:text-properties officeooo:paragraph-rsid="0015cf38"/>
    </style:style>
    <style:style style:name="P2" style:family="paragraph" style:parent-style-name="Standard" style:list-style-name="L1">
      <style:text-properties officeooo:paragraph-rsid="0015cf38"/>
    </style:style>
    <style:style style:name="P3" style:family="paragraph" style:parent-style-name="Standard" style:list-style-name="L1">
      <style:text-properties officeooo:paragraph-rsid="0015dc20"/>
    </style:style>
    <style:style style:name="P4" style:family="paragraph" style:parent-style-name="Standard" style:list-style-name="L1">
      <style:text-properties officeooo:paragraph-rsid="001ce9e6"/>
    </style:style>
    <style:style style:name="P5" style:family="paragraph" style:parent-style-name="Standard" style:list-style-name="L1">
      <style:text-properties officeooo:paragraph-rsid="001fca2e"/>
    </style:style>
    <style:style style:name="P6" style:family="paragraph" style:parent-style-name="Standard" style:list-style-name="L1">
      <style:text-properties officeooo:paragraph-rsid="00251f14"/>
    </style:style>
    <style:style style:name="P7" style:family="paragraph" style:parent-style-name="Standard" style:list-style-name="L1">
      <style:text-properties officeooo:paragraph-rsid="00275871"/>
    </style:style>
    <style:style style:name="P8" style:family="paragraph" style:parent-style-name="Standard" style:list-style-name="L1">
      <style:text-properties officeooo:paragraph-rsid="00298461"/>
    </style:style>
    <style:style style:name="P9" style:family="paragraph" style:parent-style-name="Standard" style:list-style-name="L1">
      <style:text-properties officeooo:paragraph-rsid="002b06bf"/>
    </style:style>
    <style:style style:name="P10" style:family="paragraph" style:parent-style-name="Standard" style:list-style-name="L1">
      <style:text-properties officeooo:paragraph-rsid="00306950"/>
    </style:style>
    <style:style style:name="P11" style:family="paragraph" style:parent-style-name="Standard" style:list-style-name="L1">
      <style:text-properties officeooo:paragraph-rsid="003a2cb4"/>
    </style:style>
    <style:style style:name="P12" style:family="paragraph" style:parent-style-name="Standard">
      <style:paragraph-properties fo:text-align="center" style:justify-single-word="false"/>
      <style:text-properties officeooo:paragraph-rsid="0015cf38"/>
    </style:style>
    <style:style style:name="P13" style:family="paragraph" style:parent-style-name="Standard">
      <style:paragraph-properties fo:text-align="center" style:justify-single-word="false"/>
      <style:text-properties officeooo:paragraph-rsid="00175b4c"/>
    </style:style>
    <style:style style:name="P14" style:family="paragraph" style:parent-style-name="Standard">
      <style:paragraph-properties>
        <style:tab-stops>
          <style:tab-stop style:position="1.508cm"/>
          <style:tab-stop style:position="9.499cm"/>
        </style:tab-stops>
      </style:paragraph-properties>
      <style:text-properties officeooo:paragraph-rsid="00175b4c"/>
    </style:style>
    <style:style style:name="P15" style:family="paragraph" style:parent-style-name="Standard">
      <style:paragraph-properties>
        <style:tab-stops>
          <style:tab-stop style:position="1.508cm"/>
          <style:tab-stop style:position="9.499cm"/>
        </style:tab-stops>
      </style:paragraph-properties>
      <style:text-properties officeooo:paragraph-rsid="0018a298"/>
    </style:style>
    <style:style style:name="P16" style:family="paragraph" style:parent-style-name="Standard">
      <style:paragraph-properties>
        <style:tab-stops>
          <style:tab-stop style:position="1.508cm"/>
          <style:tab-stop style:position="9.499cm"/>
        </style:tab-stops>
      </style:paragraph-properties>
      <style:text-properties officeooo:paragraph-rsid="00354319"/>
    </style:style>
    <style:style style:name="P17" style:family="paragraph" style:parent-style-name="Standard">
      <style:paragraph-properties>
        <style:tab-stops>
          <style:tab-stop style:position="1.508cm"/>
          <style:tab-stop style:position="9.499cm"/>
        </style:tab-stops>
      </style:paragraph-properties>
      <style:text-properties officeooo:paragraph-rsid="0036a261"/>
    </style:style>
    <style:style style:name="P18" style:family="paragraph" style:parent-style-name="Standard">
      <style:paragraph-properties>
        <style:tab-stops>
          <style:tab-stop style:position="1.508cm"/>
          <style:tab-stop style:position="9.499cm"/>
        </style:tab-stops>
      </style:paragraph-properties>
      <style:text-properties officeooo:paragraph-rsid="00397568"/>
    </style:style>
    <style:style style:name="P19" style:family="paragraph" style:parent-style-name="Standard" style:list-style-name="L1">
      <style:text-properties officeooo:rsid="001fca2e" officeooo:paragraph-rsid="001fca2e"/>
    </style:style>
    <style:style style:name="P20" style:family="paragraph" style:parent-style-name="Standard" style:list-style-name="L1">
      <style:text-properties officeooo:rsid="002a2f9e" officeooo:paragraph-rsid="002a2f9e"/>
    </style:style>
    <style:style style:name="P21" style:family="paragraph" style:parent-style-name="Heading_20_1">
      <style:paragraph-properties fo:text-align="center" style:justify-single-word="false"/>
    </style:style>
    <style:style style:name="P22" style:family="paragraph" style:parent-style-name="Footer">
      <style:text-properties officeooo:paragraph-rsid="003ee470"/>
    </style:style>
    <style:style style:name="T1" style:family="text">
      <style:text-properties officeooo:rsid="0015cf38"/>
    </style:style>
    <style:style style:name="T2" style:family="text">
      <style:text-properties officeooo:rsid="0015dc20"/>
    </style:style>
    <style:style style:name="T3" style:family="text">
      <style:text-properties officeooo:rsid="001cd85f"/>
    </style:style>
    <style:style style:name="T4" style:family="text">
      <style:text-properties officeooo:rsid="001fca2e"/>
    </style:style>
    <style:style style:name="T5" style:family="text">
      <style:text-properties officeooo:rsid="0021afec"/>
    </style:style>
    <style:style style:name="T6" style:family="text">
      <style:text-properties officeooo:rsid="0023b389"/>
    </style:style>
    <style:style style:name="T7" style:family="text">
      <style:text-properties officeooo:rsid="00275871"/>
    </style:style>
    <style:style style:name="T8" style:family="text">
      <style:text-properties officeooo:rsid="0027c843"/>
    </style:style>
    <style:style style:name="T9" style:family="text">
      <style:text-properties officeooo:rsid="00298461"/>
    </style:style>
    <style:style style:name="T10" style:family="text">
      <style:text-properties officeooo:rsid="002b06bf"/>
    </style:style>
    <style:style style:name="T11" style:family="text">
      <style:text-properties officeooo:rsid="002b86c1"/>
    </style:style>
    <style:style style:name="T12" style:family="text">
      <style:text-properties officeooo:rsid="002c9261"/>
    </style:style>
    <style:style style:name="T13" style:family="text">
      <style:text-properties officeooo:rsid="002e4cc7"/>
    </style:style>
    <style:style style:name="T14" style:family="text">
      <style:text-properties officeooo:rsid="00306950"/>
    </style:style>
    <style:style style:name="T15" style:family="text">
      <style:text-properties officeooo:rsid="00354319"/>
    </style:style>
    <style:style style:name="T16" style:family="text">
      <style:text-properties officeooo:rsid="00397568"/>
    </style:style>
    <style:style style:name="T17" style:family="text">
      <style:text-properties officeooo:rsid="0039a070"/>
    </style:style>
    <style:style style:name="T18" style:family="text">
      <style:text-properties officeooo:rsid="003bbd0e"/>
    </style:style>
    <style:style style:name="T19" style:family="text">
      <style:text-properties officeooo:rsid="003c6cdb"/>
    </style:style>
    <style:style style:name="T20" style:family="text">
      <style:text-properties officeooo:rsid="003ee47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9cm" fo:text-indent="-1.379cm" fo:margin-left="1.799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3cm" fo:margin-left="2.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/>
      <text:h text:style-name="P21" text:outline-level="1">Vereinsstatuten</text:h>
      <text:p text:style-name="P12">Verein <text:span text:style-name="T1">Rust Zürichsee</text:span> </text:p>
      <text:p text:style-name="P12">mit Sitz in <text:span text:style-name="T1">Zürich</text:span></text:p>
      <text:p text:style-name="P12"/>
      <text:p text:style-name="P1"/>
      <text:list xml:id="list2217569875" text:style-name="L1">
        <text:list-item>
          <text:p text:style-name="P2">Name und Sitz <text:line-break/><text:line-break/>Unter dem Namen „<text:span text:style-name="T1">Rust Zürichsee</text:span>“ besteht ein Verein im Sinne von Art. 60 ff. ZGB mit Sitz in <text:span text:style-name="T3">Zürich.<text:line-break/></text:span></text:p>
        </text:list-item>
        <text:list-item>
          <text:p text:style-name="P4">Zweck <text:line-break/><text:line-break/>Der Verein bezweckt <text:span text:style-name="T1">das Fördern des Informationsaustausches an regelmässigen Treffen oder anderen Veranstaltungen zur Programmiersprache Rust.<text:line-break/><text:line-break/>Der Verein verfolgt keine kommerziellen Zwecke und erstrebt keinen Gewinn.<text:line-break/></text:span></text:p>
        </text:list-item>
        <text:list-item>
          <text:p text:style-name="P5">Mittel<text:line-break/><text:line-break/>Zur Verfolgung des Vereinszweckes verfügt der Verein über</text:p>
          <text:list>
            <text:list-item>
              <text:p text:style-name="P5">die Beiträge der Mitglieder, welche jährlich von der Mitgliederversammlung festgelegt werden.</text:p>
            </text:list-item>
            <text:list-item>
              <text:p text:style-name="P19">Erträge aus Leistungsvereinbarungen.</text:p>
            </text:list-item>
            <text:list-item>
              <text:p text:style-name="P19">Erträge aus eigenen Veranstaltungen.</text:p>
            </text:list-item>
            <text:list-item>
              <text:p text:style-name="P5"><text:span text:style-name="T4">Spenden und Zuwendungen aller Art.<text:line-break/></text:span></text:p>
            </text:list-item>
          </text:list>
        </text:list-item>
        <text:list-item>
          <text:p text:style-name="P3"><text:soft-page-break/>Mitgliedschaft<text:line-break/><text:line-break/>Aktivmitglied mit Stimmberechtigung kann jede natürliche <text:span text:style-name="T6">oder juristische</text:span> Person werden, die ein Interesse am Vereinszweck hat. <text:line-break/><text:line-break/>Aufnahmegesuche sind an den <text:span text:style-name="T5">Vorstand</text:span> zur richten; über die Aufnahme entscheidet der Vorstand.</text:p>
        </text:list-item>
        <text:list-item>
          <text:p text:style-name="P6">Erlöschen der Mitgliedschaft<text:line-break/><text:line-break/>Die Mitgliedschaft erlischt</text:p>
          <text:list>
            <text:list-item>
              <text:p text:style-name="P6">bei natürlichen Personen durch Austritt, Ausschluss oder Tod.</text:p>
            </text:list-item>
            <text:list-item>
              <text:p text:style-name="P6">bei juristischen Personen durch Austritt, Ausschluss oder Auflösung.<text:line-break/></text:p>
            </text:list-item>
          </text:list>
        </text:list-item>
        <text:list-item>
          <text:p text:style-name="P3">Austritt und Ausschluss<text:line-break/><text:line-break/>Ein Vereinsaustritt ist jederzeit möglich. Das Austrittsschreiben muss mindestens vier Wochen vor der ordentlichen Mitgliederversammlung an den <text:span text:style-name="T7">Vorstand</text:span> gerichtet werden.<text:line-break/><text:line-break/>Ein Mitglied kann jederzeit ohne Grundangabe aus dem Verein ausgeschlossen werden.<text:line-break/>Der Vorstand fällt den Ausschlussentscheid; das Mitglied kann den Ausschlussentscheid an die Mitgliederversammlung weiterziehen.<text:line-break/><text:line-break/><text:line-break/><text:line-break/><text:line-break/><text:line-break/></text:p>
        </text:list-item>
        <text:list-item>
          <text:p text:style-name="P7"><text:soft-page-break/>Organe des Vereins<text:line-break/><text:line-break/>Die Organe des Vereins sind: </text:p>
          <text:list>
            <text:list-item>
              <text:p text:style-name="P7">die Mitgliederversammlung</text:p>
            </text:list-item>
            <text:list-item>
              <text:p text:style-name="P7">der Vorstand</text:p>
            </text:list-item>
            <text:list-item>
              <text:p text:style-name="P7">die <text:span text:style-name="T17">Revisionsstelle</text:span><text:line-break/></text:p>
            </text:list-item>
          </text:list>
        </text:list-item>
        <text:list-item>
          <text:p text:style-name="P8">Die Mitgliederversammlung<text:line-break/><text:line-break/>Das oberste Organ des Vereins ist die Mitgliederversammlung. Eine ordentliche Mitgliederversammlung findet jährlich statt.<text:line-break/><text:line-break/>Zur Mitgliederversammlung werden die Mitglieder <text:span text:style-name="T9">vier</text:span> Wochen zum voraus schriftlich eingeladen, unter Beilage der Traktandenliste.<text:line-break/><text:span text:style-name="T9">Traktandierungs-Anträge zuhanden der Mitgliederversammlung sind bis spätestens zwei Wochen vorher an den Vorstand zu richten.</text:span><text:line-break/><text:line-break/>Die Mitgliederversammlung hat die folgenden unentziehbaren Aufgaben: </text:p>
          <text:list>
            <text:list-item>
              <text:p text:style-name="P20">Genehmigung des Protokolls der letzten Mitgliederversammlung.</text:p>
            </text:list-item>
            <text:list-item>
              <text:p text:style-name="P3">Wahl bzw. Abwahl des Vorstandes sowie der <text:span text:style-name="T8">Revistionsstelle.</text:span></text:p>
            </text:list-item>
            <text:list-item>
              <text:p text:style-name="P3">Festsetzung und Änderung der Statuten.</text:p>
            </text:list-item>
            <text:list-item>
              <text:p text:style-name="P3">Abnahme der Jahresrechung und des Revisorenberichtes.</text:p>
            </text:list-item>
            <text:list-item>
              <text:p text:style-name="P3">Beschluss über das Jahresbudget.</text:p>
            </text:list-item>
            <text:list-item>
              <text:p text:style-name="P3">Festsetzung des Mitgliederbeitrages.</text:p>
            </text:list-item>
            <text:list-item>
              <text:p text:style-name="P9">Behandlung der Ausschlussrekurse.</text:p>
            </text:list-item>
            <text:list-item>
              <text:p text:style-name="P9"><text:soft-page-break/><text:span text:style-name="T10">Beschlussfassung über die Auflösung des Vereins und die Verwendung des Liquidationserlöses.</text:span><text:line-break/></text:p>
            </text:list-item>
          </text:list>
          <text:p text:style-name="P10">An der Mitgliederversammlung besitzt jedes Mitglied eine Stimme; die Beschlussfassung erfolgt mit einfachem Mehr.<text:line-break/><text:line-break/><text:span text:style-name="T10">Jede ordnungsgemäss einberufene Mitgliederversammlung ist unabhängig von der Anzahl der anwesenden Mitglieder beschlussfähig.<text:line-break/><text:line-break/>Statutenänderungen benötigen die Zustimmung einer ⅔-Mehrheit der abgegeben Stimmen.</text:span><text:line-break/></text:p>
        </text:list-item>
        <text:list-item>
          <text:p text:style-name="P3">Der Vorstand<text:line-break/><text:line-break/>Der Vorstand besteht aus mindestens <text:span text:style-name="T11">zwei</text:span> Personen, nämlich dem <text:span text:style-name="T11">Präsidenten und dem Kassier</text:span>. Der Vorstand vertritt den Verein nach aussen und führt die laufenden Geschäfte.<text:line-break/><text:line-break/><text:span text:style-name="T18">Der Vorstand konstituiert sich selbst.</text:span><text:line-break/><text:line-break/><text:span text:style-name="T19">Der Vorstand kann für die Erreichung der Vereinsziele Personen gegen eine angemessene Entschädigung anstellen oder beauftragen.<text:line-break/><text:line-break/>Der Vorstand ist grundsätzlich ehrenamtlich tätig, er hat ein Anrecht auf Vergütung der effektiven Spesen.</text:span><text:line-break/><text:line-break/><text:line-break/><text:line-break/></text:p>
        </text:list-item>
        <text:list-item>
          <text:p text:style-name="P11"><text:soft-page-break/>Die <text:span text:style-name="T17">Revisionsstelle<text:line-break/></text:span><text:line-break/>Die Mitgliederversammlung wählt jährlich <text:span text:style-name="T12">einen</text:span> Rechnungsrevisor, welche<text:span text:style-name="T12">r</text:span> die Buchführung kontrollieren und mindestens einmal jährlich eine Stichkontrolle durchführ<text:span text:style-name="T12">t</text:span>.<text:line-break/><text:line-break/><text:span text:style-name="T13">Sie erstattet dem Vorstand zuhanden der Mitgliederversammlung Bericht.<text:line-break/></text:span></text:p>
        </text:list-item>
        <text:list-item>
          <text:p text:style-name="P3">Unterschrift<text:line-break/><text:line-break/>Der Verein wird verpflichtet durch die Kollektivunterschrift des Präsidenten zusammen mit einem weiteren Mitglied des Vorstandes.<text:line-break/></text:p>
        </text:list-item>
        <text:list-item>
          <text:p text:style-name="P3">Haftung<text:line-break/><text:line-break/>Für die Schulden des Vereins haftet nur das Vereinsvermögen. Eine persönliche Haftung der Mitglieder ist ausgeschlossen.<text:line-break/></text:p>
        </text:list-item>
        <text:list-item>
          <text:p text:style-name="P3">Auflösung des Vereins<text:line-break/><text:line-break/>Die Auflösung des Vereins kann <text:span text:style-name="T14">durch Beschluss</text:span> <text:span text:style-name="T14">einer ordentlichen oder ausserordentlichen Mitgliederversammlung</text:span> <text:span text:style-name="T14">und mit dem Stimmenmehr von ¾ der anwesenden Mitglieder aufgelöst werden</text:span>.<text:line-break/></text:p>
        </text:list-item>
        <text:list-item>
          <text:p text:style-name="P3"><text:span text:style-name="T2">I</text:span>nkrafttreten<text:line-break/><text:line-break/>Diese Statuten sind an der Gründungsversammlung vom <text:span text:style-name="T2">10.06.2017</text:span> angenommen worden und sind mit diesem Datum in Kraft getreten. </text:p>
        </text:list-item>
      </text:list>
      <text:p text:style-name="P13"/>
      <text:p text:style-name="P13"><text:soft-page-break/>------------------------------------- </text:p>
      <text:p text:style-name="P13"/>
      <text:p text:style-name="P14"><text:tab/>Der Vorsitzende:<text:tab/>Der Protokollführer:</text:p>
      <text:p text:style-name="P14"/>
      <text:p text:style-name="P18"><text:tab/>........................<text:tab/>........................</text:p>
      <text:p text:style-name="P15"><text:tab/><text:span text:style-name="T16">Stefan Schindler<text:tab/>Sebastian Wicki</text:span></text:p>
      <text:p text:style-name="P16"/>
      <text:p text:style-name="P16"><text:tab/><text:span text:style-name="T15">Datum, Ort</text:span>: </text:p>
      <text:p text:style-name="P16"/>
      <text:p text:style-name="P17"><text:tab/>..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Slab" svg:font-family="'Roboto Slab', serif"/>
    <style:font-face style:name="FreeSans1" svg:font-family="FreeSans" style:font-family-generic="swiss"/>
    <style:font-face style:name="OCRA1" svg:font-family="OCRA" style:font-adornments="Fett" style:font-pitch="fixed"/>
    <style:font-face style:name="OCRA" svg:font-family="OCRA" style:font-adornments="Standard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HAN NOM A" svg:font-family="'HAN NOM 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HAN NOM 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HAN NOM 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cm" loext:contextual-spacing="false" style:writing-mode="page"/>
      <style:text-properties style:font-name="OCRA" fo:font-family="OCRA" style:font-style-name="Standard" style:font-pitch="fixe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HAN NOM A" style:font-family-asian="'HAN NOM A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OCRA1" fo:font-family="OCRA" style:font-style-name="Fett" style:font-pitch="fixed" fo:font-size="130%" fo:font-weight="bold" style:font-size-asian="130%" style:font-weight-asian="bold" style:font-size-complex="130%" style:font-weight-complex="6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3ee470"/>
    </style:style>
    <style:style style:name="MT1" style:family="text">
      <style:text-properties officeooo:rsid="003ee470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ust Zürichsee</text:span><text:tab/><text:page-number text:select-page="current">4</text:page-number> / <text:page-count>6</text:page-count><text:tab/><text:span text:style-name="MT1">Statuten 10.06.2017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0T12:53:48.219118412</meta:creation-date>
    <dc:date>2017-06-10T14:37:38.131823202</dc:date>
    <meta:editing-duration>PT1H43M27S</meta:editing-duration>
    <meta:editing-cycles>40</meta:editing-cycles>
    <meta:generator>LibreOffice/5.3.3.2$Linux_X86_64 LibreOffice_project/30m0$Build-2</meta:generator>
    <meta:document-statistic meta:table-count="0" meta:image-count="0" meta:object-count="0" meta:page-count="6" meta:paragraph-count="42" meta:word-count="560" meta:character-count="4476" meta:non-whitespace-character-count="3930"/>
  </office:meta>
</office:document-meta>
</file>